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TrebuchetMS" svg:font-family="TrebuchetMS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4854in" fo:break-before="auto" style:use-optimal-row-height="false"/>
    </style:style>
    <style:style style:name="ro4" style:family="table-row">
      <style:table-row-properties style:row-height="0.1618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93939" style:font-name="Times New Roman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4" style:family="table-cell" style:parent-style-name="Default">
      <style:text-properties fo:color="#393939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104">
      <style:text-properties style:font-name="Times New Roma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ext-properties style:font-name="Times New Roman"/>
    </style:style>
    <style:style style:name="ce10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">
      <style:text-properties style:font-name="Times New Roman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13" style:family="table-cell" style:parent-style-name="Default">
      <style:text-properties fo:color="#262626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676767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8d959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62626" style:text-outline="false" style:text-line-through-style="none" style:text-line-through-type="none" style:font-name="Verdan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c4145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58616a" style:text-outline="false" style:text-line-through-style="none" style:text-line-through-type="none" style:font-name="Times-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1a1a1a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393939" style:text-outline="false" style:text-line-through-style="none" style:text-line-through-typ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393939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/>
  </office:automatic-styles>
  <office:body>
    <office:spreadsheet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2" table:number-columns-repeated="4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ice </text:p>
          </table:table-cell>
          <table:table-cell office:value-type="string" calcext:value-type="string">
            <text:p>Weight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  <table:table-cell/>
        </table:table-row>
        <table:table-row table:style-name="ro1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style-name="ce9" table:formula="of:=([.H2]^2+[.I2]^2)^(0.5)" office:value-type="float" office:value="3018.87396225811" calcext:value-type="float">
            <text:p>3019</text:p>
          </table:table-cell>
          <table:table-cell table:style-name="ce9" table:formula="of:=ROUNDDOWN([.J2]/[.G2];0)" office:value-type="float" office:value="359" calcext:value-type="float">
            <text:p>359</text:p>
          </table:table-cell>
          <table:table-cell table:style-name="ce9" office:value-type="float" office:value="410" calcext:value-type="float">
            <text:p>410</text:p>
          </table:table-cell>
          <table:table-cell table:style-name="ce11" office:value-type="string" calcext:value-type="string">
            <text:p>SM-T320NZWAXAR</text:p>
          </table:table-cell>
          <table:table-cell office:value-type="string" calcext:value-type="string">
            <text:p>http://www.samsung.com/us/mobile/galaxy-tab/SM-T320NZWAXAR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  <table:table-cell/>
        </table:table-row>
        <table:table-row table:style-name="ro1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9" table:formula="of:=([.H3]^2+[.I3]^2)^(0.5)" office:value-type="float" office:value="2560" calcext:value-type="float">
            <text:p>2560</text:p>
          </table:table-cell>
          <table:table-cell table:style-name="ce9" table:formula="of:=ROUNDDOWN([.J3]/[.G3];0)" office:value-type="float" office:value="324" calcext:value-type="float">
            <text:p>324</text:p>
          </table:table-cell>
          <table:table-cell table:style-name="ce9" office:value-type="float" office:value="450" calcext:value-type="float">
            <text:p>450</text:p>
          </table:table-cell>
          <table:table-cell table:style-name="ce8" office:value-type="string" calcext:value-type="string">
            <text:p>ME279LL/A</text:p>
          </table:table-cell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  <table:table-cell/>
        </table:table-row>
        <table:table-row table:style-name="ro1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9" table:formula="of:=([.H4]^2+[.I4]^2)^(0.5)" office:value-type="float" office:value="2937.20956010973" calcext:value-type="float">
            <text:p>2937</text:p>
          </table:table-cell>
          <table:table-cell table:style-name="ce9" table:formula="of:=ROUNDDOWN([.J4]/[.G4];0)" office:value-type="float" office:value="108" calcext:value-type="float">
            <text:p>108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string" calcext:value-type="string">
            <text:p>U2713H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/>
        </table:table-row>
        <table:table-row table:style-name="ro1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9" table:formula="of:=([.H5]^2+[.I5]^2)^(0.5)" office:value-type="float" office:value="2937.20956010973" calcext:value-type="float">
            <text:p>2937</text:p>
          </table:table-cell>
          <table:table-cell table:style-name="ce9" table:formula="of:=ROUNDDOWN([.J5]/[.G5];0)" office:value-type="float" office:value="108" calcext:value-type="float">
            <text:p>108</text:p>
          </table:table-cell>
          <table:table-cell table:style-name="ce9" office:value-type="float" office:value="375" calcext:value-type="float">
            <text:p>375</text:p>
          </table:table-cell>
          <table:table-cell table:style-name="ce8" office:value-type="string" calcext:value-type="string">
            <text:p>MC007LL/A </text:p>
          </table:table-cell>
          <table:table-cell office:value-type="string" calcext:value-type="string">
            <text:p>http://www.apple.com/displays/specs.html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  <table:table-cell/>
        </table:table-row>
        <table:table-row table:style-name="ro1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9" table:formula="of:=([.H6]^2+[.I6]^2)^(0.5)" office:value-type="float" office:value="1835.75597506858" calcext:value-type="float">
            <text:p>1836</text:p>
          </table:table-cell>
          <table:table-cell table:style-name="ce9" table:formula="of:=ROUNDDOWN([.J6]/[.G6];0)" office:value-type="float" office:value="91" calcext:value-type="float">
            <text:p>91</text:p>
          </table:table-cell>
          <table:table-cell table:style-name="ce9" office:value-type="float" office:value="200" calcext:value-type="float">
            <text:p>200</text:p>
          </table:table-cell>
          <table:table-cell table:style-name="ce8" office:value-type="string" calcext:value-type="string">
            <text:p>W2071D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/>
        </table:table-row>
        <table:table-row table:style-name="ro1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ll-in-on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9" table:formula="of:=([.H7]^2+[.I7]^2)^(0.5)" office:value-type="float" office:value="2937.20956010973" calcext:value-type="float">
            <text:p>2937</text:p>
          </table:table-cell>
          <table:table-cell table:style-name="ce9" table:formula="of:=ROUNDDOWN([.J7]/[.G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088LL/A</text:p>
          </table:table-cell>
          <table:table-cell office:value-type="string" calcext:value-type="string">
            <text:p>http://www.apple.com/imac/specs/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  <table:table-cell/>
        </table:table-row>
        <table:table-row table:style-name="ro2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style-name="ce9" table:formula="of:=([.H8]^2+[.I8]^2)^(0.5)" office:value-type="float" office:value="4405.8143401646" calcext:value-type="float">
            <text:p>4406</text:p>
          </table:table-cell>
          <table:table-cell table:style-name="ce9" table:formula="of:=ROUNDDOWN([.J8]/[.G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NK321 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/>
        </table:table-row>
        <table:table-row table:style-name="ro1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9" table:formula="of:=([.H9]^2+[.I9]^2)^(0.5)" office:value-type="float" office:value="1698.11660377019" calcext:value-type="float">
            <text:p>1698</text:p>
          </table:table-cell>
          <table:table-cell table:style-name="ce9" table:formula="of:=ROUNDDOWN([.J9]/[.G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 table:style-name="ce8" office:value-type="string" calcext:value-type="string">
            <text:p>MD760LL/B</text:p>
          </table:table-cell>
          <table:table-cell office:value-type="string" calcext:value-type="string">
            <text:p>https://www.apple.com/macbook-air/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  <table:table-cell/>
        </table:table-row>
        <table:table-row table:style-name="ro1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9" table:formula="of:=([.H10]^2+[.I10]^2)^(0.5)" office:value-type="float" office:value="2937.20956010973" calcext:value-type="float">
            <text:p>2937</text:p>
          </table:table-cell>
          <table:table-cell table:style-name="ce9" table:formula="of:=ROUNDDOWN([.J10]/[.G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style-name="ce8" office:value-type="string" calcext:value-type="string">
            <text:p>ME865LL/A</text:p>
          </table:table-cell>
          <table:table-cell office:value-type="string" calcext:value-type="string">
            <text:p>http://www.apple.com/macbook-pro/specs-retina/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  <table:table-cell/>
        </table:table-row>
        <table:table-row table:style-name="ro1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style-name="ce9" table:formula="of:=([.H11]^2+[.I11]^2)^(0.5)" office:value-type="float" office:value="1303.87729484028" calcext:value-type="float">
            <text:p>1304</text:p>
          </table:table-cell>
          <table:table-cell table:style-name="ce9" table:formula="of:=ROUNDDOWN([.J11]/[.G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 table:style-name="ce8" office:value-type="string" calcext:value-type="string">
            <text:p>ME343LL/A</text:p>
          </table:table-cell>
          <table:table-cell office:value-type="string" calcext:value-type="string">
            <text:p>http://www.apple.com/iphone-5s/specs/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/>
        </table:table-row>
        <table:table-row table:style-name="ro1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table:number-columns-repeated="3"/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9" table:formula="of:=([.H12]^2+[.I12]^2)^(0.5)" office:value-type="float" office:value="2202.9071700823" calcext:value-type="float">
            <text:p>2203</text:p>
          </table:table-cell>
          <table:table-cell table:style-name="ce9" table:formula="of:=ROUNDDOWN([.J12]/[.G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table:style-name="ce8" office:value-type="string" calcext:value-type="string">
            <text:p>LGD82016KT</text:p>
          </table:table-cell>
          <table:table-cell office:value-type="string" calcext:value-type="string">
            <text:p>http://www.google.com/nexus/5/</text:p>
          </table:table-cell>
          <table:table-cell table:style-name="ce22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/>
        </table:table-row>
        <table:table-row table:style-name="ro1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9" table:formula="of:=([.H13]^2+[.I13]^2)^(0.5)" office:value-type="float" office:value="1509.43698112906" calcext:value-type="float">
            <text:p>1509</text:p>
          </table:table-cell>
          <table:table-cell table:style-name="ce9" table:formula="of:=ROUNDDOWN([.J13]/[.G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B00C5W16B8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2"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  <table:table-cell/>
        </table:table-row>
        <table:table-row table:style-name="ro1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9" table:formula="of:=([.H14]^2+[.I14]^2)^(0.5)" office:value-type="float" office:value="2264.15547169358" calcext:value-type="float">
            <text:p>2264</text:p>
          </table:table-cell>
          <table:table-cell table:style-name="ce9" table:formula="of:=ROUNDDOWN([.J14]/[.G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B00BWYQ9YE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2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  <table:table-cell/>
        </table:table-row>
        <table:table-row table:style-name="ro1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style-name="ce9" table:formula="of:=([.H15]^2+[.I15]^2)^(0.5)" office:value-type="float" office:value="3018.87396225811" calcext:value-type="float">
            <text:p>3019</text:p>
          </table:table-cell>
          <table:table-cell table:style-name="ce9" table:formula="of:=ROUNDDOWN([.J15]/[.G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SM-P6000ZKYXAR</text:p>
          </table:table-cell>
          <table:table-cell office:value-type="string" calcext:value-type="string">
            <text:p>http://www.samsung.com/global/microsite/2014galaxynote10.1/specification.html</text:p>
          </table:table-cell>
          <table:table-cell table:style-name="ce22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/>
        </table:table-row>
        <table:table-row table:style-name="ro1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9" table:formula="of:=([.H16]^2+[.I16]^2)^(0.5)" office:value-type="float" office:value="1509.43698112906" calcext:value-type="float">
            <text:p>1509</text:p>
          </table:table-cell>
          <table:table-cell table:style-name="ce9" table:formula="of:=ROUNDDOWN([.J16]/[.G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NEXUS7 ASUS-2B16</text:p>
          </table:table-cell>
          <table:table-cell office:value-type="string" calcext:value-type="string">
            <text:p>http://www.google.com/nexus/7/specs/</text:p>
          </table:table-cell>
          <table:table-cell table:style-name="ce22"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  <table:table-cell/>
        </table:table-row>
        <table:table-row table:style-name="ro1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9" table:formula="of:=([.H17]^2+[.I17]^2)^(0.5)" office:value-type="float" office:value="2560" calcext:value-type="float">
            <text:p>2560</text:p>
          </table:table-cell>
          <table:table-cell table:style-name="ce9" table:formula="of:=ROUNDDOWN([.J17]/[.G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MD788LL/A</text:p>
          </table:table-cell>
          <table:table-cell office:value-type="string" calcext:value-type="string">
            <text:p>https://www.apple.com/ipad-air/</text:p>
          </table:table-cell>
          <table:table-cell table:style-name="ce22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/>
        </table:table-row>
        <table:table-row table:style-name="ro1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9" table:formula="of:=([.H18]^2+[.I18]^2)^(0.5)" office:value-type="float" office:value="1468.60478005487" calcext:value-type="float">
            <text:p>1469</text:p>
          </table:table-cell>
          <table:table-cell table:style-name="ce9" table:formula="of:=ROUNDDOWN([.J18]/[.G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table:style-name="ce22"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  <table:table-cell/>
        </table:table-row>
        <table:table-row table:style-name="ro1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9" table:formula="of:=([.H19]^2+[.I19]^2)^(0.5)" office:value-type="float" office:value="2264.15547169358" calcext:value-type="float">
            <text:p>2264</text:p>
          </table:table-cell>
          <table:table-cell table:style-name="ce9" table:formula="of:=ROUNDDOWN([.J19]/[.G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600US</text:p>
          </table:table-cell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table:style-name="ce22"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  <table:table-cell/>
        </table:table-row>
        <table:table-row table:style-name="ro1">
          <table:table-cell office:value-type="string" calcext:value-type="string">
            <text:p>HP Pavillion TouchSmar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table:style-name="ce22" office:value-type="date" office:date-value="2014-07-11" calcext:value-type="date">
            <text:p>07/11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 ChromeBook 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99" calcext:value-type="currency">
            <text:p>$299.00</text:p>
          </table:table-cell>
          <table:table-cell office:value-type="float" office:value="4.08" calcext:value-type="float">
            <text:p>4.08</text:p>
          </table:table-cell>
          <table:table-cell office:value-type="float" office:value="14" calcext:value-type="float">
            <text:p>14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F0G99UA#ABA</text:p>
          </table:table-cell>
          <table:table-cell office:value-type="string" calcext:value-type="string">
            <text:p>http://www.laptopmag.com/reviews/laptops/hp-chromebook-14.aspx</text:p>
          </table:table-cell>
          <table:table-cell table:style-name="ce22" office:value-type="date" office:date-value="2014-07-11" calcext:value-type="date">
            <text:p>07/11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aio Duo 13</text:p>
          </table:table-cell>
          <table:table-cell office:value-type="string" calcext:value-type="string">
            <text:p>Sony 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899.99" calcext:value-type="currency">
            <text:p>$1,899.99</text:p>
          </table:table-cell>
          <table:table-cell office:value-type="float" office:value="2.93" calcext:value-type="float">
            <text:p>2.93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style-name="ce14" office:value-type="string" calcext:value-type="string">
            <text:p>SVD13225PXB</text:p>
          </table:table-cell>
          <table:table-cell/>
          <table:table-cell table:style-name="ce22" office:value-type="date" office:date-value="2014-07-11" calcext:value-type="date">
            <text:p>07/11/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msung Gear 2 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99.99" calcext:value-type="currency">
            <text:p>$299.99</text:p>
          </table:table-cell>
          <table:table-cell office:value-type="float" office:value="0.149" calcext:value-type="float">
            <text:p>0.149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320" calcext:value-type="float">
            <text:p>32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415" calcext:value-type="float">
            <text:p>415</text:p>
          </table:table-cell>
          <table:table-cell table:style-name="ce15" office:value-type="string" calcext:value-type="string">
            <text:p>SM-R3800MOAXAR</text:p>
          </table:table-cell>
          <table:table-cell office:value-type="string" calcext:value-type="string">
            <text:p>http://www.theinquirer.net/inquirer/review/2345100/samsung-gear-2-smartwatch-review</text:p>
          </table:table-cell>
          <table:table-cell table:style-name="ce22" office:value-type="date" office:date-value="2014-07-11" calcext:value-type="date">
            <text:p>07/11/14</text:p>
          </table:table-cell>
          <table:table-cell/>
          <table:table-cell office:value-type="string" calcext:value-type="string">
            <text:p>http://www.displaymate.com/Smart_Watch_ShootOut_1.htm</text:p>
          </table:table-cell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4" office:value-type="float" office:value="652810501132" calcext:value-type="float">
            <text:p>652810501132</text:p>
          </table:table-cell>
          <table:table-cell office:value-type="string" calcext:value-type="string">
            <text:p>http://www.bestbuy.com/site/lg-g-watch-for-select-android-devices-titan-black/7731019.p?id=1219288453466&amp;skuId=7731019&amp;st=sepm-lg-g-watch-124442&amp;cp=1&amp;lp=1</text:p>
          </table:table-cell>
          <table:table-cell table:style-name="ce22" office:value-type="date" office:date-value="2014-07-28" calcext:value-type="date">
            <text:p>07/28/14</text:p>
          </table:table-cell>
          <table:table-cell table:number-columns-repeated="2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LG G 3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phone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5.5" calcext:value-type="float">
            <text:p>5.5</text:p>
          </table:table-cell>
          <table:table-cell office:value-type="float" office:value="1440" calcext:value-type="float">
            <text:p>144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amsung Galaxy Tab S 10.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 </text:p>
          </table:table-cell>
          <table:table-cell office:value-type="string" calcext:value-type="string">
            <text:p>http://www.amazon.com/Samsung-Galaxy-10-5-Inch-Tablet-Titanium/dp/B00KHA5G6G</text:p>
          </table:table-cell>
          <table:table-cell table:style-name="ce7" office:value-type="currency" office:currency="USD" office:value="497.99" calcext:value-type="currency">
            <text:p>$497.99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95" calcext:value-type="float">
            <text:p>395</text:p>
          </table:table-cell>
          <table:table-cell table:style-name="ce16" office:value-type="string" calcext:value-type="string">
            <text:p>SM-T800NTSAXAR</text:p>
          </table:table-cell>
          <table:table-cell office:value-type="string" calcext:value-type="string">
            <text:p>http://www.phonearena.com/reviews/Samsung-Galaxy-Tab-S-10.5-Review_id3738</text:p>
          </table:table-cell>
          <table:table-cell table:style-name="ce22" office:value-type="date" office:date-value="2014-08-07" calcext:value-type="date">
            <text:p>08/07/14</text:p>
          </table:table-cell>
          <table:table-cell office:value-type="string" calcext:value-type="string">
            <text:p>data_source_brightness</text:p>
          </table:table-cell>
          <table:table-cell/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" office:value-type="float" office:value="652810501132" calcext:value-type="float">
            <text:p>65281050113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AIO Fit Notebook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149.95" calcext:value-type="currency">
            <text:p>$1,149.95</text:p>
          </table:table-cell>
          <table:table-cell office:value-type="float" office:value="5.73" calcext:value-type="float">
            <text:p>5.73</text:p>
          </table:table-cell>
          <table:table-cell office:value-type="float" office:value="15.5" calcext:value-type="float">
            <text:p>15.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ce4" office:value-type="string" calcext:value-type="string">
            <text:p>SVF15A1BCXS</text:p>
          </table:table-cell>
          <table:table-cell office:value-type="string" calcext:value-type="string">
            <text:p>http://www.bestbuy.com/site/sony-15-5-vaio-fit-notebook-8-gb-memory/1311251372.p?id=mp1311251372&amp;skuId=1311251372&amp;st=categoryid$pcmcat247400050000&amp;cp=1&amp;lp=5#tab=buyingOption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cer Aspire S7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399" calcext:value-type="currency">
            <text:p>$1,399.00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style-name="ce17" office:value-type="string" calcext:value-type="string">
            <text:p>NX.MBKAA.031</text:p>
          </table:table-cell>
          <table:table-cell office:value-type="string" calcext:value-type="string">
            <text:p>http://www.laptopmag.com/reviews/laptops/acer-aspire-s7-392.aspx</text:p>
          </table:table-cell>
          <table:table-cell table:style-name="ce22" office:value-type="date" office:date-value="2014-07-30" calcext:value-type="date">
            <text:p>07/30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cer Aspire E15 Touch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29" calcext:value-type="currency">
            <text:p>$229.00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E5-571P-363N</text:p>
          </table:table-cell>
          <table:table-cell office:value-type="string" calcext:value-type="string">
            <text:p>http://www.laptopmag.com/review/laptops/acer-aspire-e15-touch.aspx</text:p>
          </table:table-cell>
          <table:table-cell table:style-name="ce22" office:value-type="date" office:date-value="2014-07-30" calcext:value-type="date">
            <text:p>07/30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cer Aspire V3-111P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69" calcext:value-type="currency">
            <text:p>$369.00</text:p>
          </table:table-cell>
          <table:table-cell office:value-type="float" office:value="3.06" calcext:value-type="float">
            <text:p>3.06</text:p>
          </table:table-cell>
          <table:table-cell office:value-type="float" office:value="11.6" calcext:value-type="float">
            <text:p>11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style-name="ce17" office:value-type="string" calcext:value-type="string">
            <text:p>NX.MP0AA.004</text:p>
          </table:table-cell>
          <table:table-cell office:value-type="string" calcext:value-type="string">
            <text:p>http://www.laptopmag.com/reviews/laptops/acer-aspire-v3-111p.aspx</text:p>
          </table:table-cell>
          <table:table-cell table:style-name="ce22" office:value-type="date" office:date-value="2014-07-31" calcext:value-type="date">
            <text:p>07/31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P Spectre 13 Ultra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949.99" calcext:value-type="currency">
            <text:p>$949.99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3t-3000</text:p>
          </table:table-cell>
          <table:table-cell office:value-type="string" calcext:value-type="string">
            <text:p>http://www.laptopmag.com/review/laptops/hp-spectre-13t.aspx</text:p>
          </table:table-cell>
          <table:table-cell table:style-name="ce22" office:value-type="date" office:date-value="2014-07-31" calcext:value-type="date">
            <text:p>07/31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P EliteBook Folio 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979" calcext:value-type="currency">
            <text:p>$1,979.00</text:p>
          </table:table-cell>
          <table:table-cell office:value-type="float" office:value="3.4" calcext:value-type="float">
            <text:p>3.4</text:p>
          </table:table-cell>
          <table:table-cell office:value-type="float" office:value="14.1" calcext:value-type="float">
            <text:p>14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J8U37UT</text:p>
          </table:table-cell>
          <table:table-cell office:value-type="string" calcext:value-type="string">
            <text:p>http://www.laptopmag.com/review/laptops/hp-elitebook-folio-1040.aspx</text:p>
          </table:table-cell>
          <table:table-cell table:style-name="ce22" office:value-type="date" office:date-value="2014-07-31" calcext:value-type="date">
            <text:p>07/31/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msung ATIV Book 9 (2014 Edition)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aptop </text:p>
          </table:table-cell>
          <table:table-cell/>
          <table:table-cell table:style-name="ce7" office:value-type="currency" office:currency="USD" office:value="1499" calcext:value-type="currency">
            <text:p>$1,499.00</text:p>
          </table:table-cell>
          <table:table-cell office:value-type="float" office:value="4.4" calcext:value-type="float">
            <text:p>4.4</text:p>
          </table:table-cell>
          <table:table-cell office:value-type="float" office:value="15.6" calcext:value-type="float">
            <text:p>15.6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style-name="ce15" office:value-type="string" calcext:value-type="string">
            <text:p>NP940X5J-K02US</text:p>
          </table:table-cell>
          <table:table-cell office:value-type="string" calcext:value-type="string">
            <text:p>http://www.laptopmag.com/reviews/laptops/samsung-ativ-book-9-2014.aspx</text:p>
          </table:table-cell>
          <table:table-cell table:style-name="ce22" office:value-type="date" office:date-value="2014-07-31" calcext:value-type="date">
            <text:p>07/31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 CromeBook 2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Laptop </text:p>
          </table:table-cell>
          <table:table-cell/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13" office:value-type="string" calcext:value-type="string">
            <text:p>XE503C32-K01US</text:p>
          </table:table-cell>
          <table:table-cell office:value-type="string" calcext:value-type="string">
            <text:p>http://www.laptopmag.com/reviews/laptops/samsung-chromebook-2.aspx</text:p>
          </table:table-cell>
          <table:table-cell table:style-name="ce22" office:value-type="date" office:date-value="2014-07-31" calcext:value-type="date">
            <text:p>07/31/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ny VAIO Flip 14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 </text:p>
          </table:table-cell>
          <table:table-cell/>
          <table:table-cell table:style-name="ce7" office:value-type="currency" office:currency="USD" office:value="999" calcext:value-type="currency">
            <text:p>$999.00</text:p>
          </table:table-cell>
          <table:table-cell table:number-columns-repeated="9"/>
          <table:table-cell table:style-name="ce22" office:value-type="date" office:date-value="2014-08-01" calcext:value-type="date">
            <text:p>08/01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 SmartWatch 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138.5" calcext:value-type="currency">
            <text:p>$138.50</text:p>
          </table:table-cell>
          <table:table-cell office:value-type="float" office:value="0.268" calcext:value-type="float">
            <text:p>0.268</text:p>
          </table:table-cell>
          <table:table-cell office:value-type="float" office:value="1.6" calcext:value-type="float">
            <text:p>1.6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95" calcext:value-type="float">
            <text:p>495</text:p>
          </table:table-cell>
          <table:table-cell table:style-name="ce13" office:value-type="string" calcext:value-type="string">
            <text:p>1275-2741</text:p>
          </table:table-cell>
          <table:table-cell office:value-type="string" calcext:value-type="string">
            <text:p>http://www.displaymate.com/Smart_Watch_ShootOut_1.htm</text:p>
          </table:table-cell>
          <table:table-cell table:style-name="ce22" office:value-type="date" office:date-value="2014-08-01" calcext:value-type="date">
            <text:p>08/01/14</text:p>
          </table:table-cell>
          <table:table-cell/>
          <table:table-cell office:value-type="string" calcext:value-type="string">
            <text:p>http://www.displaymate.com/Smart_Watch_ShootOut_1.htm</text:p>
          </table:table-cell>
        </table:table-row>
        <table:table-row table:style-name="ro1">
          <table:table-cell office:value-type="string" calcext:value-type="string">
            <text:p>Samsung Galaxy S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phone</text:p>
          </table:table-cell>
          <table:table-cell/>
          <table:table-cell table:style-name="ce7" office:value-type="currency" office:currency="USD" office:value="599.99" calcext:value-type="currency">
            <text:p>$599.99</text:p>
          </table:table-cell>
          <table:table-cell office:value-type="float" office:value="0.308" calcext:value-type="float">
            <text:p>0.308</text:p>
          </table:table-cell>
          <table:table-cell office:value-type="float" office:value="5.1" calcext:value-type="float">
            <text:p>5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698" calcext:value-type="float">
            <text:p>698</text:p>
          </table:table-cell>
          <table:table-cell table:style-name="ce13" office:value-type="string" calcext:value-type="string">
            <text:p>SKU: 6234A</text:p>
          </table:table-cell>
          <table:table-cell office:value-type="string" calcext:value-type="string">
            <text:p><text:a xlink:href="http://www.phonearena.com/news/Samsung-details-its-new-Galaxy-S5-display-the-brightest-most-efficient-OLED-screen-to-date-can-hit-698-nits_id54767" xlink:type="simple">http://www.phonearena.com/news/Samsung-details-its-new-Galaxy-S5-display-the-brightest-most-efficient-OLED-screen-to-date-can-hit-698-nits_id54767</text:a></text:p>
          </table:table-cell>
          <table:table-cell table:style-name="ce22" office:value-type="date" office:date-value="2014-08-01" calcext:value-type="date">
            <text:p>08/01/1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msung Galaxy Note 3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smartphone</text:p>
          </table:table-cell>
          <table:table-cell/>
          <table:table-cell table:style-name="ce7" office:value-type="currency" office:currency="USD" office:value="616.8" calcext:value-type="currency">
            <text:p>$616.80</text:p>
          </table:table-cell>
          <table:table-cell office:value-type="float" office:value="0.37" calcext:value-type="float">
            <text:p>0.37</text:p>
          </table:table-cell>
          <table:table-cell office:value-type="float" office:value="5.7" calcext:value-type="float">
            <text:p>5.7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table:style-name="ce18" office:value-type="string" calcext:value-type="string">
            <text:p>SM-N900AZKEATT</text:p>
          </table:table-cell>
          <table:table-cell office:value-type="string" calcext:value-type="string">
            <text:p>http://www.phonearena.com/news/Samsung-Galaxy-Note-3-display-ranks-on-par-with-the-best-AMOLED-hugely-improved_id47877</text:p>
          </table:table-cell>
          <table:table-cell table:style-name="ce22" office:value-type="date" office:date-value="2014-08-04" calcext:value-type="date">
            <text:p>08/04/14</text:p>
          </table:table-cell>
          <table:table-cell office:value-type="string" calcext:value-type="string">
            <text:p>http://www.t-mobile.com/cell-phones/samsung-galaxy-note-3.html</text:p>
          </table:table-cell>
          <table:table-cell/>
        </table:table-row>
        <table:table-row table:style-name="ro1">
          <table:table-cell office:value-type="string" calcext:value-type="string">
            <text:p>Iphone 4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/>
          <table:table-cell table:style-name="ce7" office:value-type="currency" office:currency="USD" office:value="450" calcext:value-type="currency">
            <text:p>$450.00</text:p>
          </table:table-cell>
          <table:table-cell office:value-type="float" office:value="0.03" calcext:value-type="float">
            <text:p>0.03</text:p>
          </table:table-cell>
          <table:table-cell office:value-type="float" office:value="3.5" calcext:value-type="float">
            <text:p>3.5</text:p>
          </table:table-cell>
          <table:table-cell office:value-type="float" office:value="960" calcext:value-type="float">
            <text:p>96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7" calcext:value-type="float">
            <text:p>557</text:p>
          </table:table-cell>
          <table:table-cell table:style-name="ce19" office:value-type="string" calcext:value-type="string">
            <text:p>A1387</text:p>
          </table:table-cell>
          <table:table-cell office:value-type="string" calcext:value-type="string">
            <text:p>http://www.phonearena.com/phones/Apple-iPhone-4s_id5257/benchmarks</text:p>
          </table:table-cell>
          <table:table-cell table:number-columns-repeated="3"/>
        </table:table-row>
        <table:table-row table:style-name="ro6">
          <table:table-cell table:style-name="ce5" office:value-type="string" calcext:value-type="string">
            <text:p>HP Pavilion 25x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onitor <text:s/></text:p>
          </table:table-cell>
          <table:table-cell/>
          <table:table-cell table:style-name="ce7" office:value-type="currency" office:currency="USD" office:value="199.99" calcext:value-type="currency">
            <text:p>$199.99</text:p>
          </table:table-cell>
          <table:table-cell office:value-type="float" office:value="9.71" calcext:value-type="float">
            <text:p>9.71</text:p>
          </table:table-cell>
          <table:table-cell office:value-type="float" office:value="25" calcext:value-type="float">
            <text:p>2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887111357656" calcext:value-type="float">
            <text:p>887111357656</text:p>
          </table:table-cell>
          <table:table-cell office:value-type="string" calcext:value-type="string">
            <text:p>http://www.amazon.com/HP-Pavilion-25-Inch-LED-Lit-Monitor/dp/B00B3329WA</text:p>
          </table:table-cell>
          <table:table-cell table:style-name="ce22" office:value-type="date" office:date-value="2014-08-07" calcext:value-type="date">
            <text:p>08/07/14</text:p>
          </table:table-cell>
          <table:table-cell office:value-type="string" calcext:value-type="string">
            <text:p><text:a xlink:href="http://www.newegg.com/Product/Product.aspx?Item=N82E16824276020" xlink:type="simple">http://www.newegg.com/Product/Product.aspx?Item=N82E16824276020</text:a></text:p>
          </table:table-cell>
          <table:table-cell/>
        </table:table-row>
        <table:table-row table:style-name="ro7">
          <table:table-cell office:value-type="string" calcext:value-type="string">
            <text:p>HTC One M8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smartphone</text:p>
          </table:table-cell>
          <table:table-cell/>
          <table:table-cell table:style-name="ce7" office:value-type="currency" office:currency="USD" office:value="649" calcext:value-type="currency">
            <text:p>$649.00</text:p>
          </table:table-cell>
          <table:table-cell office:value-type="float" office:value="0.3525" calcext:value-type="float">
            <text:p>0.3525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90" calcext:value-type="float">
            <text:p>490</text:p>
          </table:table-cell>
          <table:table-cell table:style-name="ce21" office:value-type="string" calcext:value-type="string">
            <text:p>6217A</text:p>
          </table:table-cell>
          <table:table-cell office:value-type="string" calcext:value-type="string">
            <text:p>http://www.streetwisetech.com/2014/08/htc-one-m8-vs-apple-iphone-5s-prices-battery-life-camera-display-sound-specifications/</text:p>
          </table:table-cell>
          <table:table-cell table:style-name="ce22" office:value-type="date" office:date-value="2014-08-07" calcext:value-type="date">
            <text:p>08/07/14</text:p>
          </table:table-cell>
          <table:table-cell office:value-type="string" calcext:value-type="string">
            <text:p>http://www.bestbuy.com/site/htc-one-m8-4g-lte-cell-phone-with-32gb-memory-gunmetal-gray-at-t/4633001.p?id=1219100586247&amp;skuId=4633001&amp;st=htc-one-m8-119534&amp;cp=1&amp;lp=1&amp;contract_desc=</text:p>
          </table:table-cell>
          <table:table-cell/>
        </table:table-row>
        <table:table-row table:style-name="ro1" table:number-rows-repeated="10485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TrebuchetMS" svg:font-family="TrebuchetMS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 style:data-style-name="N2" text:time-value="17:32:28.794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8-07T16:53:38.552364000</dc:date>
    <meta:editing-duration>P1DT8H28M41S</meta:editing-duration>
    <meta:editing-cycles>48</meta:editing-cycles>
    <meta:generator>LibreOffice/4.2.5.2$MacOSX_X86_64 LibreOffice_project/61cb170a04bb1f12e77c884eab9192be736ec5f5</meta:generator>
    <meta:document-statistic meta:table-count="1" meta:cell-count="510" meta:object-count="0"/>
  </office:meta>
</office:document-meta>
</file>